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5cm"/>
    </style:style>
    <style:style style:name="co2" style:family="table-column">
      <style:table-column-properties fo:break-before="auto" style:column-width="18.717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11.99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104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5" table:default-cell-style-name="ce1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oomp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_number_distributor</text:p>
          </table:table-cell>
          <table:table-cell table:style-name="ce1" office:value-type="string" calcext:value-type="string">
            <text:p>price_paid</text:p>
          </table:table-cell>
          <table:table-cell table:style-name="ce1" office:value-type="string" calcext:value-type="string">
            <text:p>csv_lcsc</text:p>
          </table:table-cell>
          <table:table-cell/>
          <table:table-cell table:style-name="ce5" table:number-columns-repeated="1637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omp_electronic_ic_lga_2_mm_x_2_mm_12_pin_sensor_accelerometer_sensortek_stk832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966924</text:p>
          </table:table-cell>
          <table:table-cell office:value-type="string" calcext:value-type="string">
            <text:p>$0.3516</text:p>
          </table:table-cell>
          <table:table-cell office:value-type="string" calcext:value-type="string">
            <text:p>C966924,STK8321,SENSORTEK,,LGA-12(2x2)," LGA-12(2x2) <text:s/>Attitude Sensor/Gyroscope ROHS",YES,12,1\1,0.351600,4.22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omp_electronic_ic_0603_sensor_light_everlight_elec_als_pt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146233</text:p>
          </table:table-cell>
          <table:table-cell office:value-type="string" calcext:value-type="string">
            <text:p>$0.1127</text:p>
          </table:table-cell>
          <table:table-cell office:value-type="string" calcext:value-type="string">
            <text:p>C146233,ALS-PT19-315C/L177/TR8,Everlight Elec,,0603," 0603 <text:s/>Ambient Light Sensors ROHS",YES,10,5\5,0.112700,1.13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omp_electronic_led_1010_rgb_ws2812b_xinglight_1010rgb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5349953</text:p>
          </table:table-cell>
          <table:table-cell office:value-type="string" calcext:value-type="string">
            <text:p>$0.0623</text:p>
          </table:table-cell>
          <table:table-cell office:value-type="string" calcext:value-type="string">
            <text:p>C5349953,XL-1010RGBC-WS2812B,XINGLIGHT,,1010,Colorless transparence -40℃~+150℃ 正贴 RGB 120° 1010 <text:s/>Light Emitting Diodes (LED) ROHS,YES,10,10\10,0.062300,0.62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oomp_electronic_resistor_0603_47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105428</text:p>
          </table:table-cell>
          <table:table-cell office:value-type="string" calcext:value-type="string">
            <text:p>$0.0007</text:p>
          </table:table-cell>
          <table:table-cell office:value-type="string" calcext:value-type="string">
            <text:p>C105428,RC0603JR-074K7L,YAGEO,,0603,100mW Thick Film Resistors ±100ppm/℃ ±5% 4.7kΩ 0603 <text:s/>Chip Resistor - Surface Mount ROHS,YES,5000,100\100,0.000700,3.50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omp_electronic_ic_lga_2_5_mm_x_2_5_mm_8_pin_sensor_pressure_temperature_bosch_bme2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92489</text:p>
          </table:table-cell>
          <table:table-cell table:style-name="ce4" office:value-type="string" calcext:value-type="string">
            <text:p>$3.6448</text:p>
          </table:table-cell>
          <table:table-cell office:value-type="string" calcext:value-type="string">
            <text:p>C92489,BME280,Bosch Sensortec,,LGA-8," LGA-8 <text:s/>Temperature and Humidity Sensor ROHS",YES,2,1\1,3.644800,7.29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omp_electronic_header_1_mm_jst_sh_4_pin_surface_mount_right_angl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C2906270</text:p>
          </table:table-cell>
          <table:table-cell office:value-type="string" calcext:value-type="string">
            <text:p>$0.032</text:p>
          </table:table-cell>
          <table:table-cell office:value-type="string" calcext:value-type="string">
            <text:p>C2906270,1.0-4P WT,SHOU HAN,,"SMD,P=1mm","1x4P 1 1mm Male pin 4 Surface Mount SMD,P=1mm <text:s/>Wire To Board / Wire To Wire Connector ROHS",YES,100,10\10,0.032000,3.20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oomp_electronic_resistor_0603_10000_oh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string" calcext:value-type="string">
            <text:p>C99198</text:p>
          </table:table-cell>
          <table:table-cell office:value-type="string" calcext:value-type="string">
            <text:p>$0.0007</text:p>
          </table:table-cell>
          <table:table-cell office:value-type="string" calcext:value-type="string">
            <text:p>C99198,RC0603JR-0710KL,YAGEO,,0603,100mW Thick Film Resistors ±100ppm/℃ ±5% 10kΩ 0603 <text:s/>Chip Resistor - Surface Mount ROHS,YES,5000,100\100,0.000700,3.50</text:p>
          </table:table-cell>
          <table:table-cell table:style-name="ce5" table:number-columns-repeated="16378"/>
        </table:table-row>
        <table:table-row table:style-name="ro1" table:number-rows-repeated="74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2">
          <table:table-cell table:style-name="ce5" table:number-columns-repeated="4"/>
          <table:table-cell table:number-columns-repeated="2"/>
          <table:table-cell table:style-name="ce5"/>
          <table:table-cell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09:54:21.1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08T10:10:50.619000000</dc:date>
    <meta:editing-duration>PT3H58M34S</meta:editing-duration>
    <meta:editing-cycles>10</meta:editing-cycles>
    <meta:generator>LibreOffice/7.6.0.3$Windows_X86_64 LibreOffice_project/69edd8b8ebc41d00b4de3915dc82f8f0fc3b6265</meta:generator>
    <meta:document-statistic meta:table-count="1" meta:cell-count="48" meta:object-count="0"/>
  </office:meta>
</office:document-meta>
</file>